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Mono1" svg:font-family="'Liberation Mono', 'Courier New'" style:font-family-generic="modern" style:font-pitch="fixed"/>
    <style:font-face style:name="Liberation Mono" svg:font-family="'Liberation Mono', 'Courier New', Cousine, 'DejaVu Sans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5.0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notes">
      <style:graphic-properties draw:fill-color="#ffffff" fo:min-height="13.364cm"/>
    </style:style>
    <style:style style:name="pr5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4pt"/>
    </style:style>
    <style:style style:name="P3" style:family="paragraph">
      <loext:graphic-properties draw:fill="solid" draw:fill-color="#eeeeee"/>
      <style:text-properties fo:font-size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" style:family="paragraph">
      <loext:graphic-properties draw:fill="solid" draw:fill-color="#eeeeee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48pt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40015a"/>
    </style:style>
    <style:style style:name="T4" style:family="text">
      <style:text-properties fo:font-variant="normal" fo:text-transform="none" fo:color="#8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3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0000" fo:font-size="14pt" fo:font-weight="bold" style:font-weight-asian="bold" style:font-weight-complex="bold"/>
    </style:style>
    <style:style style:name="T9" style:family="text">
      <style:text-properties fo:color="#808030" fo:font-size="14pt"/>
    </style:style>
    <style:style style:name="T10" style:family="text">
      <style:text-properties fo:color="#000000" fo:font-size="14pt"/>
    </style:style>
    <style:style style:name="T11" style:family="text">
      <style:text-properties fo:color="#800080" fo:font-size="14pt"/>
    </style:style>
    <style:style style:name="T12" style:family="text">
      <style:text-properties fo:color="#000000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8030"/>
    </style:style>
    <style:style style:name="T15" style:family="text">
      <style:text-properties fo:color="#800080"/>
    </style:style>
    <style:style style:name="T16" style:family="text">
      <style:text-properties fo:font-variant="normal" fo:text-transform="none" fo:color="#80008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c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603000"/>
    </style:style>
    <style:style style:name="T19" style:family="text">
      <style:text-properties fo:color="#0000e6"/>
    </style:style>
    <style:style style:name="T20" style:family="text">
      <style:text-properties fo:color="#007997"/>
    </style:style>
    <style:style style:name="T21" style:family="text">
      <style:text-properties fo:color="#008c00"/>
    </style:style>
    <style:style style:name="T22" style:family="text">
      <style:text-properties fo:color="#000000" fo:font-size="14pt" style:font-size-asian="14pt" style:font-size-complex="14pt"/>
    </style:style>
    <style:style style:name="T23" style:family="text">
      <style:text-properties fo:color="#808030" fo:font-size="14pt" style:font-size-asian="14pt" style:font-size-complex="14pt"/>
    </style:style>
    <style:style style:name="T24" style:family="text">
      <style:text-properties fo:color="#008c00" fo:font-size="14pt" style:font-size-asian="14pt" style:font-size-complex="14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3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4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e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e6" fo:font-size="14pt" style:font-size-asian="14pt" style:font-size-complex="14pt"/>
    </style:style>
    <style:style style:name="T30" style:family="text">
      <style:text-properties fo:font-variant="normal" fo:text-transform="none" fo:color="#8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400000" fo:font-size="14pt" style:font-size-asian="14pt" style:font-size-complex="14pt"/>
    </style:style>
    <style:style style:name="T33" style:family="text">
      <style:text-properties fo:font-variant="normal" fo:text-transform="none" fo:color="#44aadd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Lohit Devanagari2" style:font-size-complex="14pt" style:font-style-complex="normal" style:text-emphasize="none" style:font-relief="none" style:text-overline-style="none" style:text-overline-color="font-color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color="#003366" fo:font-style="italic" fo:background-color="#dddddd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4.633cm" svg:x="1.4cm" svg:y="7.174cm" presentation:class="title" presentation:user-transformed="true">
          <draw:text-box>
            <text:p>Основы синтаксиса Pyth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Форматирование кода</text:p>
          </draw:text-box>
        </draw:frame>
        <draw:frame draw:style-name="gr2" draw:text-style-name="P3" draw:layer="layout" svg:width="9.037cm" svg:height="9.131cm" svg:x="2.701cm" svg:y="5.6cm">
          <draw:text-box>
            <text:p text:style-name="P2"><text:span text:style-name="T1">#include </text:span><text:span text:style-name="T2">&lt;</text:span><text:span text:style-name="T3">stdio.h</text:span><text:span text:style-name="T2">&gt;</text:span></text:p>
            <text:p text:style-name="P2"><text:span text:style-name="T4">int</text:span><text:span text:style-name="T5"> </text:span><text:span text:style-name="T6">main</text:span><text:span text:style-name="T7">(</text:span><text:span text:style-name="T8">void</text:span><text:span text:style-name="T9">)</text:span><text:span text:style-name="T10"> </text:span><text:span text:style-name="T11">{</text:span></text:p>
            <text:p text:style-name="P2"><text:span text:style-name="T12"><text:s text:c="4"/></text:span><text:span text:style-name="T13">int</text:span><text:span text:style-name="T12"> i</text:span><text:span text:style-name="T14">,</text:span><text:span text:style-name="T12"> n</text:span><text:span text:style-name="T14">,</text:span><text:span text:style-name="T12"> <text:s/>nextTerm</text:span><text:span text:style-name="T15">;</text:span></text:p>
            <text:p text:style-name="P2"><text:span text:style-name="T16"><text:s text:c="4"/></text:span><text:span text:style-name="T4">Int </text:span><text:span text:style-name="T5">t1 </text:span><text:span text:style-name="T7">=</text:span><text:span text:style-name="T5"> </text:span><text:span text:style-name="T17">0</text:span><text:span text:style-name="T7">,</text:span><text:span text:style-name="T5"> t2 </text:span><text:span text:style-name="T7">=</text:span><text:span text:style-name="T5"> </text:span><text:span text:style-name="T17">1</text:span><text:span text:style-name="T11">;</text:span></text:p>
            <text:p text:style-name="P2"><text:span text:style-name="T12"><text:s text:c="4"/></text:span><text:span text:style-name="T18">printf</text:span><text:span text:style-name="T14">(</text:span><text:span text:style-name="T2">"</text:span><text:span text:style-name="T19">Enter the number of terms: </text:span><text:span text:style-name="T2">"</text:span><text:span text:style-name="T14">)</text:span><text:span text:style-name="T15">;</text:span></text:p>
            <text:p text:style-name="P2"><text:span text:style-name="T12"><text:s text:c="4"/></text:span><text:span text:style-name="T18">scanf</text:span><text:span text:style-name="T14">(</text:span><text:span text:style-name="T2">"</text:span><text:span text:style-name="T20">%d</text:span><text:span text:style-name="T2">"</text:span><text:span text:style-name="T14">,</text:span><text:span text:style-name="T12"> </text:span><text:span text:style-name="T14">&amp;</text:span><text:span text:style-name="T12">n</text:span><text:span text:style-name="T14">)</text:span><text:span text:style-name="T15">;</text:span></text:p>
            <text:p text:style-name="P2"><text:span text:style-name="T12"><text:s text:c="4"/></text:span><text:span text:style-name="T18">printf</text:span><text:span text:style-name="T14">(</text:span><text:span text:style-name="T2">"</text:span><text:span text:style-name="T19">Fibonacci Series: </text:span><text:span text:style-name="T2">"</text:span><text:span text:style-name="T14">)</text:span><text:span text:style-name="T15">;</text:span></text:p>
            <text:p text:style-name="P2"/>
            <text:p text:style-name="P2"><text:span text:style-name="T12"><text:s text:c="4"/></text:span><text:span text:style-name="T13">for</text:span><text:span text:style-name="T12"> </text:span><text:span text:style-name="T14">(</text:span><text:span text:style-name="T12">i </text:span><text:span text:style-name="T14">=</text:span><text:span text:style-name="T12"> </text:span><text:span text:style-name="T21">1</text:span><text:span text:style-name="T15">;</text:span><text:span text:style-name="T12"> i </text:span><text:span text:style-name="T14">&lt;=</text:span><text:span text:style-name="T12"> n</text:span><text:span text:style-name="T15">;</text:span><text:span text:style-name="T12"> </text:span><text:span text:style-name="T14">++</text:span><text:span text:style-name="T12">i</text:span><text:span text:style-name="T14">)</text:span><text:span text:style-name="T12"> </text:span><text:span text:style-name="T15">{</text:span></text:p>
            <text:p text:style-name="P2"><text:span text:style-name="T12"><text:s text:c="8"/></text:span><text:span text:style-name="T18">printf</text:span><text:span text:style-name="T14">(</text:span><text:span text:style-name="T2">"</text:span><text:span text:style-name="T20">%d</text:span><text:span text:style-name="T19">, </text:span><text:span text:style-name="T2">"</text:span><text:span text:style-name="T14">,</text:span><text:span text:style-name="T12"> t1</text:span><text:span text:style-name="T14">)</text:span><text:span text:style-name="T15">;</text:span></text:p>
            <text:p text:style-name="P2"><text:span text:style-name="T12"><text:s text:c="8"/></text:span><text:span text:style-name="T12">nextTerm </text:span><text:span text:style-name="T14">=</text:span><text:span text:style-name="T12"> t1 </text:span><text:span text:style-name="T14">+</text:span><text:span text:style-name="T12"> t2</text:span><text:span text:style-name="T15">;</text:span></text:p>
            <text:p text:style-name="P2"><text:span text:style-name="T12"><text:s text:c="8"/></text:span><text:span text:style-name="T12">t1 </text:span><text:span text:style-name="T14">=</text:span><text:span text:style-name="T12"> t2</text:span><text:span text:style-name="T15">;</text:span></text:p>
            <text:p text:style-name="P2"><text:span text:style-name="T12"><text:s text:c="8"/></text:span><text:span text:style-name="T12">t2 </text:span><text:span text:style-name="T14">=</text:span><text:span text:style-name="T12"> nextTerm</text:span><text:span text:style-name="T15">;</text:span></text:p>
            <text:p text:style-name="P2"><text:span text:style-name="T12"><text:s text:c="4"/></text:span><text:span text:style-name="T15">}</text:span></text:p>
            <text:p text:style-name="P2"><text:span text:style-name="T12"><text:s text:c="4"/></text:span><text:span text:style-name="T13">return</text:span><text:span text:style-name="T12"> </text:span><text:span text:style-name="T21">0</text:span><text:span text:style-name="T15">;</text:span></text:p>
            <text:p text:style-name="P2">}</text:p>
          </draw:text-box>
        </draw:frame>
        <draw:frame draw:style-name="gr3" draw:text-style-name="P6" draw:layer="layout" svg:width="9.6cm" svg:height="5.3cm" svg:x="15.6cm" svg:y="5.6cm">
          <draw:text-box>
            <text:p text:style-name="P4"><text:span text:style-name="T22">t1</text:span><text:span text:style-name="T23">=</text:span><text:span text:style-name="T24">0</text:span><text:span text:style-name="T22"> </text:span></text:p>
            <text:p text:style-name="P4"><text:span text:style-name="T22">t2</text:span><text:span text:style-name="T23">=</text:span><text:span text:style-name="T24">1</text:span><text:span text:style-name="T22"> <text:s/></text:span></text:p>
            <text:p text:style-name="P5"><text:span text:style-name="T25">n</text:span><text:span text:style-name="T26">=</text:span><text:span text:style-name="T27">int</text:span><text:span text:style-name="T26">(</text:span><text:span text:style-name="T27">input</text:span><text:span text:style-name="T26">(</text:span><text:span text:style-name="T28">"Enter the </text:span><text:span text:style-name="T29">number of terms:"</text:span><text:span text:style-name="T23">))</text:span></text:p>
            <text:p text:style-name="P4"><text:span text:style-name="T30">print</text:span><text:span text:style-name="T26">( </text:span><text:span text:style-name="T28">"</text:span><text:span text:style-name="T29">Fibonacci Series: "</text:span><text:span text:style-name="T23">)</text:span></text:p>
            <text:p text:style-name="P4"><text:span text:style-name="T31">for</text:span><text:span text:style-name="T22"> x </text:span><text:span text:style-name="T31">in</text:span><text:span text:style-name="T22"> </text:span><text:span text:style-name="T32">range</text:span><text:span text:style-name="T23">(</text:span><text:span text:style-name="T24">1</text:span><text:span text:style-name="T23">, </text:span><text:span text:style-name="T22">n</text:span><text:span text:style-name="T23">):</text:span></text:p>
            <text:p text:style-name="P4"><text:span text:style-name="T26"><text:s text:c="4"/></text:span><text:span text:style-name="T30">print</text:span><text:span text:style-name="T26">(</text:span><text:span text:style-name="T25">t1</text:span><text:span text:style-name="T23">, </text:span><text:span text:style-name="T22">end </text:span><text:span text:style-name="T23">= </text:span><text:span text:style-name="T29">" "</text:span><text:span text:style-name="T23">)</text:span></text:p>
            <text:p text:style-name="P4"><text:span text:style-name="T25"><text:s text:c="4"/></text:span><text:span text:style-name="T25">nextTerm </text:span><text:span text:style-name="T26">= </text:span><text:span text:style-name="T25">t1 </text:span><text:span text:style-name="T33">+ </text:span><text:span text:style-name="T22">t2 <text:s text:c="26"/></text:span></text:p>
            <text:p text:style-name="P4"><text:span text:style-name="T34"><text:s text:c="4"/></text:span><text:span text:style-name="T22">t1 </text:span><text:span text:style-name="T23">= </text:span><text:span text:style-name="T22">t2</text:span></text:p>
            <text:p text:style-name="P4"><text:span text:style-name="T25"><text:s text:c="4"/></text:span><text:span text:style-name="T25">t2 </text:span><text:span text:style-name="T26">= </text:span><text:span text:style-name="T25">next</text:span><text:span text:style-name="T22">Term</text:span></text:p>
          </draw:text-box>
        </draw:frame>
        <draw:frame draw:style-name="gr4" draw:text-style-name="P7" draw:layer="layout" svg:width="0.959cm" svg:height="0.962cm" svg:x="2.701cm" svg:y="4.538cm">
          <draw:text-box>
            <text:p><text:span text:style-name="T35">C</text:span></text:p>
          </draw:text-box>
        </draw:frame>
        <draw:frame draw:style-name="gr4" draw:text-style-name="P7" draw:layer="layout" svg:width="2.657cm" svg:height="0.962cm" svg:x="15.6cm" svg:y="4.538cm">
          <draw:text-box>
            <text:p><text:span text:style-name="T35">Python</text:span></text:p>
          </draw:text-box>
        </draw:frame>
        <draw:frame draw:style-name="gr5" draw:text-style-name="P9" draw:layer="layout" svg:width="16cm" svg:height="4.013cm" svg:x="12.1cm" svg:y="13.414cm">
          <draw:text-box>
            <text:p text:style-name="P8"><text:span text:style-name="T36">Динамическая типизация (не нужно явно задавать тип переменой, можно изменять по ходу выполнения программы)</text:span></text:p>
            <text:p text:style-name="P8"><text:span text:style-name="T36"/></text:p>
            <text:p text:style-name="P8"><text:span text:style-name="T36">Вложения и блоки форматируются табуляцией (4 пробела)</text:span></text:p>
          </draw:text-box>
        </draw:frame>
        <draw:frame draw:style-name="gr4" draw:text-style-name="P10" draw:layer="layout" svg:width="22.325cm" svg:height="0.962cm" svg:x="0.875cm" svg:y="18.038cm">
          <draw:text-box>
            <text:p>Для поддержки кириллицы в начале скрипта пишите: <text:span text:style-name="T37"># </text:span><text:span text:style-name="T37">-*- coding: utf-8 -*-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3" draw:text-style-name="P11" draw:layer="layout" svg:width="25.199cm" svg:height="11.353cm" svg:x="1.801cm" svg:y="5.188cm" presentation:class="title" presentation:user-transformed="true">
          <draw:text-box>
            <text:p text:style-name="P11">Ввод и вывод в консоль<text:line-break/><text:line-break/>Ключевые слова и встроенные функции в Python<text:line-break/><text:line-break/>Основные операторы и типы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3" draw:layer="layout" svg:width="25.199cm" svg:height="4.633cm" svg:x="1.4cm" svg:y="0.274cm" presentation:class="title" presentation:placeholder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Mono1" svg:font-family="'Liberation Mono', 'Courier New'" style:font-family-generic="modern" style:font-pitch="fixed"/>
    <style:font-face style:name="Liberation Mono" svg:font-family="'Liberation Mono', 'Courier New', Cousine, 'DejaVu Sans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Указатель" style:family="graphic">
      <style:paragraph-properties style:text-autospace="none"/>
      <style:text-properties style:font-name-asian="Lohit Devanagari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0T10:28:18.526363012</meta:creation-date>
    <dc:date>2020-09-10T12:50:18.831987973</dc:date>
    <meta:editing-duration>PT1H20M2S</meta:editing-duration>
    <meta:editing-cycles>5</meta:editing-cycles>
    <meta:generator>LibreOffice/6.0.7.3$Linux_X86_64 LibreOffice_project/00m0$Build-3</meta:generator>
    <meta:document-statistic meta:object-count="40"/>
  </office:meta>
</office:document-meta>
</file>